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191cm" svg:height="8.191cm" svg:x="0.4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4:36:16.185171081</dc:date>
    <meta:editing-duration>PT2M35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192cm" xlink:href="." xlink:type="simple" chart:class="chart:scatter" chart:style-name="ch1">
        <chart:plot-area chart:style-name="ch2" chart:data-source-has-labels="both" svg:x="0.303cm" svg:y="0.163cm" svg:width="14.586cm" svg:height="7.866cm">
          <chartooo:coordinate-region svg:x="0.845cm" svg:y="0.362cm" svg:width="13.95cm" svg:height="7.4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